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FreeSans" officeooo:rsid="001a6dce" officeooo:paragraph-rsid="001a6dc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d6e50" officeooo:paragraph-rsid="001d6e5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05b9b" officeooo:paragraph-rsid="00205b9b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27c2d" officeooo:paragraph-rsid="00227c2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2766a5" officeooo:paragraph-rsid="002766a5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9505f" officeooo:paragraph-rsid="0029505f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1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877ea" officeooo:paragraph-rsid="002877e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246a9f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1b4930"/>
    </style:style>
    <style:style style:name="T5" style:family="text">
      <style:text-properties officeooo:rsid="00246a9f"/>
    </style:style>
    <style:style style:name="T6" style:family="text">
      <style:text-properties officeooo:rsid="00256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ditor de fotos GIMP não vê restrições aos sistemas concorrentes</text:p>
      <text:p text:style-name="P1"/>
      <text:p text:style-name="P1"><text:s/></text:p>
      <text:p text:style-name="P16">Assunto foi debatido nesta quinta-feira no Fórum Internacional Software Livre (FISL), que acontece até sábado na PUCRS e apresenta inovações em sistemas</text:p>
      <text:p text:style-name="P16"></text:p>
      <text:p text:style-name="P16"></text:p>
      <text:p text:style-name="P16">Um dos mais conhecidos softwares livres para uso em imagens, o GIMP, foi um dos temas abordados em palestra na manhã desta quinta-feira (08/05) no Fórum Internacional Software Livre (FISL), em Porto Alegre. O palestrante João S. O. Bueno apresentou detalhes da estrutura interna e roadmap do projeto imagem com 4 canais de 32 but. O especialista também orientou os participantes de como usar a infraestrutura do GIMP em seus projetos de tratamento de imagem.</text:p>
      <text:p text:style-name="P16"></text:p>
      <text:p text:style-name="P16">- Há alguns anos eu levei um choque quando percebi que o sistema operacional que mais baixava o GIMP era o Windows. Hoje, entendo que nosso público é composto por pessoas que não conseguem baixar outros programas de edição de fotos, por ter que pagar ou pela complexidade do programa, e acaba aderindo ao GIMP. É ótimo contar com mais de cinco milhões de usuários no mundo - relatou João S. O. Bueno.</text:p>
      <text:p text:style-name="P16"></text:p>
      <text:p text:style-name="P16">De acordo com o palestrante, o GIMP é compatível com Linux, com Windows e com Mac, o que facilita a utilização do programa. O futuro do GIMP, segundo Bueno, é seguir sendo um programa acessível que realize modificações de forma não destrutiva. A vantagem do sistema é a opção de pincelar uma imagem hoje e conseguir recuperar o arquivo em alguns anos. 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Fotos <text:span text:style-name="T5">do </text:span>FISL <text:span text:style-name="T6">2014</text:span>:</text:p>
      <text:p text:style-name="P20"><text:a xlink:type="simple" xlink:href="https://www.flickr.com/fislquinze"><text:span text:style-name="T3">https://www.flickr.com/fislquinze</text:span></text:a></text:p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2</meta:editing-cycles>
    <meta:creation-date>2014-04-30T13:37:00</meta:creation-date>
    <dc:date>2014-05-08T15:04:24.548278000</dc:date>
    <meta:editing-duration>PT3H12M8S</meta:editing-duration>
    <meta:generator>LibreOffice/4.1.2.3$Linux_X86_64 LibreOffice_project/410m0$Build-3</meta:generator>
    <meta:document-statistic meta:table-count="0" meta:image-count="0" meta:object-count="0" meta:page-count="1" meta:paragraph-count="22" meta:word-count="375" meta:character-count="2378" meta:non-whitespace-character-count="20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